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8.871cm" table:align="left"/>
    </style:style>
    <style:style style:name="Tabella3.A" style:family="table-column">
      <style:table-column-properties style:column-width="0.256cm"/>
    </style:style>
    <style:style style:name="Tabella3.B" style:family="table-column">
      <style:table-column-properties style:column-width="1.383cm"/>
    </style:style>
    <style:style style:name="Tabella3.C" style:family="table-column">
      <style:table-column-properties style:column-width="12.885cm"/>
    </style:style>
    <style:style style:name="Tabella3.D" style:family="table-column">
      <style:table-column-properties style:column-width="2.05cm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style:vertical-align="middle" fo:background-color="#ffffff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ella3.D1" style:family="table-cell">
      <style:table-cell-properties fo:background-color="#ffffff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ella3.J1" style:family="table-cell">
      <style:table-cell-properties style:vertical-align="middle" fo:background-color="#ffffff" fo:padding="0.097cm" fo:border="0.018cm solid #000000">
        <style:background-image/>
      </style:table-cell-properties>
    </style:style>
    <style:style style:name="Tabella3.D2" style:family="table-cell">
      <style:table-cell-properties fo:background-color="#ffffff" fo:padding="0.097cm" fo:border-left="0.018cm solid #000000" fo:border-right="none" fo:border-top="none" fo:border-bottom="0.018cm solid #000000">
        <style:background-image/>
      </style:table-cell-properties>
    </style:style>
    <style:style style:name="Tabella3.3" style:family="table-row">
      <style:table-row-properties style:row-height="0.199cm"/>
    </style:style>
    <style:style style:name="Tabella3.A3" style:family="table-cell">
      <style:table-cell-properties fo:background-color="#ffffff" fo:padding="0.097cm" fo:border="none">
        <style:background-image/>
      </style:table-cell-properties>
    </style:style>
    <style:style style:name="Tabella3.6" style:family="table-row">
      <style:table-row-properties style:row-height="0.101cm"/>
    </style:style>
    <style:style style:name="Tabella3.A6" style:family="table-cell">
      <style:table-cell-properties fo:background-color="#ffffff" fo:padding="0.097cm" fo:border-left="none" fo:border-right="none" fo:border-top="none" fo:border-bottom="0.018cm solid #000000">
        <style:background-image/>
      </style:table-cell-properties>
    </style:style>
    <style:style style:name="Tabella3.A7" style:family="table-cell">
      <style:table-cell-properties fo:background-color="#e6e6ff" fo:padding="0.097cm" fo:border-left="0.018cm solid #000000" fo:border-right="none" fo:border-top="none" fo:border-bottom="0.018cm solid #000000">
        <style:background-image/>
      </style:table-cell-properties>
    </style:style>
    <style:style style:name="Tabella3.J7" style:family="table-cell">
      <style:table-cell-properties fo:background-color="#ffffff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la3.A8" style:family="table-cell">
      <style:table-cell-properties fo:padding="0.097cm" fo:border-left="0.018cm solid #000000" fo:border-right="0.018cm solid #000000" fo:border-top="none" fo:border-bottom="0.018cm solid #000000"/>
    </style:style>
    <style:style style:name="Tabella3.B9" style:family="table-cell">
      <style:table-cell-properties fo:background-color="#ffffcc" fo:padding="0.097cm" fo:border-left="0.018cm solid #000000" fo:border-right="none" fo:border-top="none" fo:border-bottom="0.018cm solid #000000">
        <style:background-image/>
      </style:table-cell-properties>
    </style:style>
    <style:style style:name="Tabella3.A12" style:family="table-cell">
      <style:table-cell-properties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Tabella3.B12" style:family="table-cell">
      <style:table-cell-properties style:vertical-align="middle" fo:background-color="#e6e6e6" fo:padding="0.097cm" fo:border-left="0.018cm solid #000000" fo:border-right="none" fo:border-top="none" fo:border-bottom="0.018cm solid #000000">
        <style:background-image/>
      </style:table-cell-properties>
    </style:style>
    <style:style style:name="Tabella3.J12" style:family="table-cell">
      <style:table-cell-properties style:vertical-align="middle" fo:background-color="#e6e6e6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color="#004586" style:font-name="Verdana" fo:font-size="7pt" fo:font-style="normal" style:text-underline-style="none" fo:font-weight="bold" fo:background-color="#fffff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" style:family="paragraph" style:parent-style-name="Standard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004586" style:font-name="Verdana" fo:font-size="9pt" fo:font-style="normal" style:text-underline-style="none" fo:font-weight="normal" fo:background-color="#ffff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004586" style:font-name="Verdana" fo:font-size="6pt" fo:font-style="normal" style:text-underline-style="none" fo:font-weight="normal" fo:background-color="#fffff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 style:master-page-name="">
      <style:paragraph-properties fo:margin-top="0cm" fo:margin-bottom="0cm" fo:text-align="start" style:justify-single-word="false" style:page-number="auto" fo:background-color="#ffffff" style:shadow="none">
        <style:tab-stops/>
        <style:background-image/>
      </style:paragraph-properties>
      <style:text-properties style:font-name="Verdana" fo:font-size="2pt" fo:font-style="normal" style:text-underline-style="none" fo:font-weight="bold" fo:background-color="#ffffff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7" style:family="paragraph" style:parent-style-name="Standard" style:master-page-name="">
      <style:paragraph-properties fo:margin-top="0cm" fo:margin-bottom="0cm" fo:text-align="start" style:justify-single-word="false" style:page-number="auto" fo:background-color="#ffffff" style:shadow="none">
        <style:tab-stops/>
        <style:background-image/>
      </style:paragraph-properties>
      <style:text-properties fo:color="#004586" style:font-name="Verdana" fo:font-size="6pt" fo:font-style="normal" style:text-underline-style="none" fo:font-weight="bold" fo:background-color="#ffff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Standard">
      <style:paragraph-properties fo:margin-top="0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fo:background-color="#e6e6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1.279cm"/>
          <style:tab-stop style:position="22.289cm"/>
        </style:tab-stops>
      </style:paragraph-properties>
      <style:text-properties fo:font-size="8pt" style:font-size-asian="8pt" style:font-size-complex="8pt"/>
    </style:style>
    <style:style style:name="P12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fo:background-color="#e6e6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fo:background-color="#ffffff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8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8pt" fo:font-style="italic" style:text-underline-style="none" fo:font-weight="normal" fo:background-color="#ffffff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9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20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21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8pt" fo:font-style="italic" style:text-underline-style="none" fo:font-weight="bold" fo:background-color="#ffffff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22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c5000b" style:font-name="Verdana" fo:font-size="8pt" fo:font-style="normal" style:text-underline-style="none" fo:font-weight="bold" fo:background-color="#e6e6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c5000b" style:font-name="Verdana" fo:font-size="8pt" fo:font-style="normal" style:text-underline-style="none" fo:font-weight="bold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c5000b" style:font-name="Verdana" fo:font-size="8pt" fo:font-style="italic" style:text-underline-style="none" fo:font-weight="bold" fo:background-color="#ffffff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25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008000" style:font-name="Verdana" fo:font-size="8pt" fo:font-style="normal" style:text-underline-style="none" fo:font-weight="bold" fo:background-color="#e6e6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008000" style:font-name="Verdana" fo:font-size="8pt" fo:font-style="normal" style:text-underline-style="none" fo:font-weight="bold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008000" style:font-name="Verdana" fo:font-size="8pt" fo:font-style="italic" style:text-underline-style="none" fo:font-weight="bold" fo:background-color="#ffffff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28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004586" style:font-name="Verdana" fo:font-size="8pt" fo:font-style="normal" style:text-underline-style="none" fo:font-weight="bold" fo:background-color="#e6e6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004586" style:font-name="Verdana" fo:font-size="8pt" fo:font-style="normal" style:text-underline-style="none" fo:font-weight="bold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004586" style:font-name="Verdana" fo:font-size="8pt" fo:font-style="italic" style:text-underline-style="none" fo:font-weight="bold" fo:background-color="#ffffff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31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004586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4586" fo:font-size="7pt" fo:font-weight="bold" fo:background-color="#ffffff" style:font-size-asian="7pt" style:font-weight-asian="bold" style:font-size-complex="7pt" style:font-weight-complex="bold"/>
    </style:style>
    <style:style style:name="P33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004586" style:font-name="Verdana" fo:font-size="6pt" fo:font-style="normal" style:text-underline-style="none" fo:font-weight="normal" fo:background-color="#fffff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4" style:family="paragraph" style:parent-style-name="Heading" style:master-page-name="">
      <style:paragraph-properties fo:margin-top="0cm" fo:margin-bottom="0cm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Heading" style:master-page-name="">
      <style:paragraph-properties fo:margin-left="0.009cm" fo:margin-right="0.009cm" fo:margin-top="0cm" fo:margin-bottom="0cm" fo:text-align="center" style:justify-single-word="false" fo:text-indent="0cm" style:auto-text-indent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Heading" style:master-page-name="">
      <style:paragraph-properties fo:margin-left="0.009cm" fo:margin-right="0.009cm" fo:margin-top="0cm" fo:margin-bottom="0cm" fo:text-align="center" style:justify-single-word="false" fo:text-indent="0cm" style:auto-text-indent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font-name="Verdana" fo:font-style="italic" style:text-underline-style="none" fo:font-weight="normal" style:font-name-asian="SimSun" style:font-style-asian="italic" style:font-weight-asian="normal" style:font-name-complex="Tahoma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7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<text:placeholder text:placeholder-type="text">&lt;setLang('it_IT')&gt;</text:placeholder></text:span><text:span text:style-name="T5"><text:placeholder text:placeholder-type="text">&lt;reset_counters()&gt;</text:placeholder>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7"/>
        <table:table-header-rows>
          <table:table-row table:style-name="Tabella3.1">
            <table:table-cell table:style-name="Tabella3.A1" table:number-rows-spanned="2" table:number-columns-spanned="3" office:value-type="string">
              <text:p text:style-name="P2">CONTRATTO</text:p>
            </table:table-cell>
            <table:covered-table-cell/>
            <table:covered-table-cell/>
            <table:table-cell table:style-name="Tabella3.D1" table:number-columns-spanned="3" office:value-type="string">
              <text:p text:style-name="P32"><text:s/>INTERVENTI</text:p>
            </table:table-cell>
            <table:covered-table-cell/>
            <table:covered-table-cell/>
            <table:table-cell table:style-name="Tabella3.D1" table:number-columns-spanned="2" office:value-type="string">
              <text:p text:style-name="P32"><text:s/>COSTI</text:p>
            </table:table-cell>
            <table:covered-table-cell/>
            <table:table-cell table:style-name="Tabella3.A1" table:number-rows-spanned="2" office:value-type="string">
              <text:p text:style-name="P32">RICAVI</text:p>
            </table:table-cell>
            <table:table-cell table:style-name="Tabella3.J1" table:number-rows-spanned="2" office:value-type="string">
              <text:p text:style-name="P32">SALDO</text:p>
            </table:table-cell>
          </table:table-row>
          <table:table-row table:style-name="Tabella3.1">
            <table:covered-table-cell/>
            <table:covered-table-cell/>
            <table:covered-table-cell/>
            <table:table-cell table:style-name="Tabella3.D2" office:value-type="string">
              <text:p text:style-name="P32">ORE</text:p>
            </table:table-cell>
            <table:table-cell table:style-name="Tabella3.D2" office:value-type="string">
              <text:p text:style-name="P32">OPERAZ.</text:p>
            </table:table-cell>
            <table:table-cell table:style-name="Tabella3.D2" office:value-type="string">
              <text:p text:style-name="P32">COSTO</text:p>
            </table:table-cell>
            <table:table-cell table:style-name="Tabella3.D2" office:value-type="string">
              <text:p text:style-name="P32">MATERIALI</text:p>
            </table:table-cell>
            <table:table-cell table:style-name="Tabella3.D2" office:value-type="string">
              <text:p text:style-name="P32">GENERALI</text:p>
            </table:table-cell>
            <table:covered-table-cell/>
            <table:covered-table-cell/>
          </table:table-row>
        </table:table-header-rows>
        <table:table-row table:style-name="Tabella3.3">
          <table:table-cell table:style-name="Tabella3.A3" table:number-columns-spanned="10" office:value-type="string">
            <text:p text:style-name="P7"><text:text-input text:description="&lt;for each=&quot;contract in wizard_objects(objects, data)&quot;&gt;">loop contra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10" office:value-type="string">
            <text:p text:style-name="P5"><text:placeholder text:placeholder-type="text">&lt;reset_subtotals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10" office:value-type="string">
            <text:p text:style-name="P5"><text:placeholder text:placeholder-type="text">&lt;if test="not contract.parent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6">
          <table:table-cell table:style-name="Tabella3.A6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columns-spanned="2" office:value-type="string">
            <text:p text:style-name="P13"><text:placeholder text:placeholder-type="text">&lt;contract.code&gt;</text:placeholder></text:p>
            <text:p text:style-name="P13"><text:placeholder text:placeholder-type="text">&lt;get_invoice_loop(contract.id, data)&gt;</text:placeholder><text:placeholder text:placeholder-type="text">&lt;get_cost_loop(contract.id, data)&gt;</text:placeholder><text:placeholder text:placeholder-type="text">&lt;get_intervent_loop(contract.id, data)&gt;</text:placeholder></text:p>
          </table:table-cell>
          <table:covered-table-cell/>
          <table:table-cell table:style-name="Tabella3.D2" office:value-type="string">
            <text:p text:style-name="P15"><text:span text:style-name="T5"><text:placeholder text:placeholder-type="text">&lt;contract.name&gt;</text:placeholder></text:span><text:span text:style-name="T5"> Cliente: </text:span><text:span text:style-name="T5"><text:placeholder text:placeholder-type="text">&lt;contract.partner_id.name&gt;</text:placeholder></text:span></text:p>
            <text:p text:style-name="P15"><text:span text:style-name="T5">Dip. </text:span><text:span text:style-name="T5"><text:placeholder text:placeholder-type="text">&lt;contract.department_id.name&gt;</text:placeholder></text:span><text:span text:style-name="T5"> [</text:span><text:span text:style-name="T5"><text:placeholder text:placeholder-type="text">&lt;format_data_italian(contract.date_start)&gt;</text:placeholder></text:span><text:span text:style-name="T5"> - </text:span><text:span text:style-name="T5"><text:placeholder text:placeholder-type="text">&lt;format_data_italian(contract.date)&gt;</text:placeholder></text:span><text:span text:style-name="T5">] Tot. </text:span><text:placeholder text:placeholder-type="text">&lt;contract.total_amount&gt;</text:placeholder> <text:placeholder text:placeholder-type="text">&lt;contract.currency_id.symbol&gt;</text:placeholder> </text:p>
          </table:table-cell>
          <table:table-cell table:style-name="Tabella3.D2" office:value-type="string">
            <text:p text:style-name="P16"><text:s/><text:placeholder text:placeholder-type="text">&lt;"%5.2f"%(get_totals('hour'))&gt;</text:placeholder></text:p>
            <text:p text:style-name="P16"/>
          </table:table-cell>
          <table:table-cell table:style-name="Tabella3.D2" office:value-type="string">
            <text:p text:style-name="P16"><text:s/><text:placeholder text:placeholder-type="text">&lt;"%5.2f"%((contract.price_operation or 0.0) * get_totals('operation'))&gt;</text:placeholder></text:p>
          </table:table-cell>
          <table:table-cell table:style-name="Tabella3.D2" office:value-type="string">
            <text:p text:style-name="P23"><text:placeholder text:placeholder-type="text">&lt;formatLang(get_totals('hour_cost'))&gt;</text:placeholder></text:p>
          </table:table-cell>
          <table:table-cell table:style-name="Tabella3.D2" office:value-type="string">
            <text:p text:style-name="P23"><text:placeholder text:placeholder-type="text">&lt;formatLang(get_totals('cost'))&gt;</text:placeholder></text:p>
          </table:table-cell>
          <table:table-cell table:style-name="Tabella3.D2" office:value-type="string">
            <text:p text:style-name="P23"><text:placeholder text:placeholder-type="text">&lt;formatLang(0.0-((contract.commercial_rate or 0.0) + (contract.general_rate or 0.0)) *  get_totals('invoice',subtotalize=False) / 100)&gt;</text:placeholder></text:p>
          </table:table-cell>
          <table:table-cell table:style-name="Tabella3.D2" office:value-type="string">
            <text:p text:style-name="P26"><text:placeholder text:placeholder-type="text">&lt;formatLang(get_totals('invoice'))&gt;</text:placeholder></text:p>
          </table:table-cell>
          <table:table-cell table:style-name="Tabella3.J7" office:value-type="string">
            <text:p text:style-name="P29"><text:placeholder text:placeholder-type="text">&lt;formatLang((get_totals_account('balance',contract.id) or 0.0) - ((contract.commercial_rate or 0.0) + (contract.general_rate or 0.0)) * (get_totals_account('invoice',contract.id) or 0.0) / 100)&gt;</text:placeholder></text:p>
          </table:table-cell>
        </table:table-row>
        <table:table-row table:style-name="Tabella3.3">
          <table:table-cell table:style-name="Tabella3.A8" table:number-columns-spanned="10" office:value-type="string">
            <text:p text:style-name="P31"><text:text-input text:description="&lt;for each=&quot;subcontract in contract.child_ids&quot;&gt;">loop subcontra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D2" office:value-type="string">
            <text:p text:style-name="P18"/>
          </table:table-cell>
          <table:table-cell table:style-name="Tabella3.B9" office:value-type="string">
            <text:p text:style-name="P19"><text:placeholder text:placeholder-type="text">&lt;subcontract.code&gt;</text:placeholder></text:p>
            <text:p text:style-name="P20"><text:span text:style-name="T5"><text:placeholder text:placeholder-type="text">&lt;get_invoice_loop(subcontract.id, data)&gt;</text:placeholder></text:span><text:span text:style-name="T5"><text:placeholder text:placeholder-type="text">&lt;get_cost_loop(subcontract.id, data)&gt;</text:placeholder></text:span><text:span text:style-name="T5"><text:placeholder text:placeholder-type="text">&lt;get_intervent_loop(subcontract.id, data)&gt;</text:placeholder></text:span></text:p>
          </table:table-cell>
          <table:table-cell table:style-name="Tabella3.D2" office:value-type="string">
            <text:p text:style-name="P21"><text:span text:style-name="T5"><text:placeholder text:placeholder-type="text">&lt;subcontract.name&gt;</text:placeholder></text:span><text:span text:style-name="T5"> </text:span></text:p>
            <text:p text:style-name="P21"><text:span text:style-name="T5">Dip. </text:span><text:span text:style-name="T5"><text:placeholder text:placeholder-type="text">&lt;subcontract.department_id.name&gt;</text:placeholder></text:span><text:span text:style-name="T5"> [</text:span><text:span text:style-name="T5"><text:placeholder text:placeholder-type="text">&lt;format_data_italian(subcontract.date_start)&gt;</text:placeholder></text:span><text:span text:style-name="T5"> - </text:span><text:span text:style-name="T5"><text:placeholder text:placeholder-type="text">&lt;format_data_italian(subcontract.date)&gt;</text:placeholder></text:span><text:span text:style-name="T5">] <text:s/></text:span>tot. <text:placeholder text:placeholder-type="text">&lt;subcontract.total_amount&gt;</text:placeholder> <text:placeholder text:placeholder-type="text">&lt;subcontract.currency_id.symbol&gt;</text:placeholder><text:span text:style-name="T5"> </text:span></text:p>
          </table:table-cell>
          <table:table-cell table:style-name="Tabella3.D2" office:value-type="string">
            <text:p text:style-name="P17"><text:s/><text:placeholder text:placeholder-type="text">&lt;"%5.2f"%(get_totals('hour'))&gt;</text:placeholder></text:p>
            <text:p text:style-name="P17"/>
          </table:table-cell>
          <table:table-cell table:style-name="Tabella3.D2" office:value-type="string">
            <text:p text:style-name="P17"><text:s/><text:placeholder text:placeholder-type="text">&lt;"%5.2f"%((contract.price_operation or 0.0) * get_totals('operation'))&gt;</text:placeholder></text:p>
          </table:table-cell>
          <table:table-cell table:style-name="Tabella3.D2" office:value-type="string">
            <text:p text:style-name="P24"><text:placeholder text:placeholder-type="text">&lt;formatLang(get_totals('hour_cost'))&gt;</text:placeholder></text:p>
          </table:table-cell>
          <table:table-cell table:style-name="Tabella3.D2" office:value-type="string">
            <text:p text:style-name="P24"><text:placeholder text:placeholder-type="text">&lt;formatLang(get_totals('cost'))&gt;</text:placeholder></text:p>
          </table:table-cell>
          <table:table-cell table:style-name="Tabella3.D2" office:value-type="string">
            <text:p text:style-name="P24"><text:placeholder text:placeholder-type="text">&lt;formatLang(0.0-((contract.commercial_rate or 0.0) + (contract.general_rate or 0.0)) *  get_totals('invoice',subtotalize=False) / 100)&gt;</text:placeholder></text:p>
          </table:table-cell>
          <table:table-cell table:style-name="Tabella3.D2" office:value-type="string">
            <text:p text:style-name="P27"><text:placeholder text:placeholder-type="text">&lt;formatLang(get_totals('invoice'))&gt;</text:placeholder></text:p>
          </table:table-cell>
          <table:table-cell table:style-name="Tabella3.J7" office:value-type="string">
            <text:p text:style-name="P30"><text:placeholder text:placeholder-type="text">&lt;formatLang((get_totals_account('balance',subcontract.id) or 0.0) - ((subcontract.commercial_rate or 0.0) + (subcontract.general_rate or 0.0)) * (get_totals_account('invoice',subcontract.id) or 0.0) / 100)&gt;</text:placeholder></text:p>
          </table:table-cell>
        </table:table-row>
        <table:table-row table:style-name="Tabella3.3">
          <table:table-cell table:style-name="Tabella3.A8" table:number-columns-spanned="10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3">
          <table:table-cell table:style-name="Tabella3.A8" table:number-columns-spanned="10" office:value-type="string">
            <text:p text:style-name="P33"><text:placeholder text:placeholder-type="text">&lt;if test="contract.chil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office:value-type="string">
            <text:p text:style-name="P10"/>
          </table:table-cell>
          <table:table-cell table:style-name="Tabella3.B12" table:number-columns-spanned="2" office:value-type="string">
            <text:p text:style-name="P10">Totale con sottocontratti</text:p>
          </table:table-cell>
          <table:covered-table-cell/>
          <table:table-cell table:style-name="Tabella3.B12" office:value-type="string">
            <text:p text:style-name="P14"><text:placeholder text:placeholder-type="text">&lt;formatLang(get_subtotals('hour'))&gt;</text:placeholder></text:p>
          </table:table-cell>
          <table:table-cell table:style-name="Tabella3.B12" office:value-type="string">
            <text:p text:style-name="P14"><text:placeholder text:placeholder-type="text">&lt;"%5.2f"%((contract.price_operation or 0.0) * get_subtotals('operation'))&gt;</text:placeholder><text:soft-page-break/></text:p>
          </table:table-cell>
          <table:table-cell table:style-name="Tabella3.B12" office:value-type="string">
            <text:p text:style-name="P22"><text:placeholder text:placeholder-type="text">&lt;formatLang(get_subtotals('hour_cost'))&gt;</text:placeholder></text:p>
          </table:table-cell>
          <table:table-cell table:style-name="Tabella3.B12" office:value-type="string">
            <text:p text:style-name="P22"><text:placeholder text:placeholder-type="text">&lt;formatLang(get_subtotals('cost'))&gt;</text:placeholder></text:p>
          </table:table-cell>
          <table:table-cell table:style-name="Tabella3.B12" office:value-type="string">
            <text:p text:style-name="P22"><text:placeholder text:placeholder-type="text">&lt;formatLang(0.0-((contract.commercial_rate or 0.0) + (contract.general_rate or 0.0)) *  get_subtotals('invoice') / 100)&gt;</text:placeholder><text:soft-page-break/></text:p>
          </table:table-cell>
          <table:table-cell table:style-name="Tabella3.B12" office:value-type="string">
            <text:p text:style-name="P25"><text:placeholder text:placeholder-type="text">&lt;formatLang(get_subtotals('invoice'))&gt;</text:placeholder></text:p>
          </table:table-cell>
          <table:table-cell table:style-name="Tabella3.J12" office:value-type="string">
            <text:p text:style-name="P28"><text:placeholder text:placeholder-type="text">&lt;formatLang(get_subtotals('balance'))&gt;</text:placeholder></text:p>
          </table:table-cell>
        </table:table-row>
        <table:table-row table:style-name="Tabella3.6">
          <table:table-cell table:style-name="Tabella3.A8" table:number-columns-spanned="10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6">
          <table:table-cell table:style-name="Tabella3.A8" table:number-columns-spanned="10" office:value-type="string">
            <text:p text:style-name="P9"><text:text-input text:description="&lt;/for&gt;">end subcontra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6">
          <table:table-cell table:style-name="Tabella3.A8" table:number-columns-spanned="10" office:value-type="string">
            <text:p text:style-name="P9"><text:text-input text:description="&lt;/for&gt;">end contra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26.511cm" style:rel-column-width="15030*"/>
    </style:style>
    <style:style style:name="Tabella6.B" style:family="table-column">
      <style:table-column-properties style:column-width="0.053cm" style:rel-column-width="30*"/>
    </style:style>
    <style:style style:name="Tabella6.C" style:family="table-column">
      <style:table-column-properties style:column-width="2.335cm" style:rel-column-width="1324*"/>
    </style:style>
    <style:style style:name="Tabella6.1" style:family="table-row">
      <style:table-row-properties style:min-row-height="0.54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2" style:family="table-row">
      <style:table-row-properties style:min-row-height="0.725cm"/>
    </style:style>
    <style:style style:name="MP1" style:family="paragraph" style:parent-style-name="Heading" style:master-page-name="">
      <style:paragraph-properties fo:margin-left="0.009cm" fo:margin-right="0.009cm" fo:margin-top="0cm" fo:margin-bottom="0cm" fo:text-align="center" style:justify-single-word="false" fo:text-indent="0cm" style:auto-text-indent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left="0.009cm" fo:margin-right="0.009cm" fo:margin-top="0cm" fo:margin-bottom="0cm" fo:text-align="center" style:justify-single-word="false" fo:text-indent="0cm" style:auto-text-indent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Heading" style:master-page-name="">
      <style:paragraph-properties fo:margin-top="0cm" fo:margin-bottom="0cm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text-align="start" style:justify-single-word="false">
        <style:tab-stops>
          <style:tab-stop style:position="1.279cm"/>
          <style:tab-stop style:position="22.289cm"/>
        </style:tab-stops>
      </style:paragraph-properties>
      <style:text-properties fo:font-size="8pt" style:font-size-asian="8pt" style:font-size-complex="8pt"/>
    </style:style>
    <style:style style:name="MP7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4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5" style:family="text">
      <style:text-properties style:font-name="Verdana" fo:font-style="italic" style:text-underline-style="none" fo:font-weight="normal" style:font-name-asian="SimSun" style:font-style-asian="italic" style:font-weight-asian="normal" style:font-name-complex="Tahoma" style:font-style-complex="italic" style:font-weight-complex="normal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49cm" fo:margin-left="0cm" fo:margin-right="0cm" fo:margin-bottom="0.499cm" style:dynamic-spacing="false"/>
      </style:header-style>
      <style:footer-style>
        <style:header-footer-properties svg:height="0.9cm" fo:margin-left="0cm" fo:margin-right="0cm" fo:margin-top="0.3cm" style:dynamic-spacing="fals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row table:style-name="Tabella6.1">
            <table:table-cell table:style-name="Tabella6.A1" table:number-columns-spanned="2" office:value-type="string">
              <text:p text:style-name="MP1">STAMPA RIASSUNTIVA CONTRATTI</text:p>
            </table:table-cell>
            <table:covered-table-cell/>
            <table:table-cell table:style-name="Tabella6.A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/text:p>
            </table:table-cell>
          </table:table-row>
          <table:table-row table:style-name="Tabella6.2">
            <table:table-cell table:style-name="Tabella6.A1" office:value-type="string">
              <text:p text:style-name="MP3"><text:span text:style-name="MT2"><text:placeholder text:placeholder-type="text">&lt;filter_description(data).split("[")[0]&gt;</text:placeholder></text:span><text:span text:style-name="MT2"> </text:span></text:p>
            </table:table-cell>
            <table:table-cell table:style-name="Tabella6.A1" table:number-columns-spanned="2" office:value-type="string"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3">Legenda:</text:span><text:span text:style-name="MT4"> <text:s text:c="3"/></text:span><text:span text:style-name="MT4"><draw:rect text:anchor-type="as-char" draw:z-index="1" draw:style-name="Mgr1" draw:text-style-name="MP7" svg:width="0.357cm" svg:height="0.359cm"><text:p/></draw:rect></text:span><text:span text:style-name="MT4"> Contratto padre <text:s text:c="27"/></text:span><text:span text:style-name="MT4"><draw:rect text:anchor-type="as-char" draw:z-index="3" draw:style-name="Mgr2" draw:text-style-name="MP7" svg:width="0.357cm" svg:height="0.359cm"><text:p/></draw:rect></text:span><text:span text:style-name="MT4"> Contratto figlio (sotto-contratto)<text:tab/></text:span><text:span text:style-name="MT5">Stampato il giorno </text:span><text:span text:style-name="MT5"><text:date style:data-style-name="N36" text:date-value="2013-05-16T16:35:13" text:fixed="true">05/16/2013</text:date></text:span><text:span text:style-name="MT5"> ore <text:s/></text:span><text:span text:style-name="MT5"><text:time style:data-style-name="N43" text:time-value="2013-05-16T16:35:21" text:fixed="true">04:35:21 PM</text:ti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1T16:25:55</meta:creation-date>
    <meta:editing-duration>P1DT8H42M10S</meta:editing-duration>
    <meta:editing-cycles>414</meta:editing-cycles>
    <meta:generator>LibreOffice/3.3$Unix LibreOffice_project/330m19$Build-401</meta:generator>
    <meta:initial-creator>Nicola Riolini</meta:initial-creator>
    <dc:date>2013-10-04T17:17:52</dc:date>
    <dc:creator>Nicola Riolini</dc:creator>
    <meta:document-statistic meta:table-count="2" meta:image-count="0" meta:object-count="0" meta:page-count="2" meta:paragraph-count="54" meta:word-count="174" meta:character-count="2668"/>
    <meta:user-defined meta:name="Info 1"/>
    <meta:user-defined meta:name="Info 2"/>
    <meta:user-defined meta:name="Info 3"/>
    <meta:user-defined meta:name="Info 4"/>
  </office:meta>
</office:document-meta>
</file>